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29fcf" draw:shadow="hidden"/>
    </style:style>
    <style:style style:name="gr2" style:family="graphic" style:parent-style-name="standard">
      <style:graphic-properties draw:stroke="solid" svg:stroke-width="0.009cm" svg:stroke-color="#000000" svg:stroke-opacity="100%" draw:stroke-linejoin="round" svg:stroke-linecap="round" draw:fill="solid" draw:fill-color="#729fcf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solid" draw:fill-color="#729fcf" draw:textarea-vertical-align="middle" fo:min-height="1.062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729fcf" draw:textarea-vertical-align="middle" fo:min-height="1.063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729fcf" draw:textarea-vertical-align="middle" fo:min-height="0.987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.703cm" fo:min-width="0.834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0.386cm" fo:min-width="0.516cm"/>
    </style:style>
    <style:style style:name="P1" style:family="paragraph">
      <loext:graphic-properties draw:fill="solid" draw:fill-color="#729fcf"/>
      <style:text-properties fo:color="#ffffff" fo:font-size="10.5pt" style:font-size-asian="18pt" style:font-size-complex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  <style:text-properties fo:color="#ffffff" fo:font-size="10.5pt" style:font-size-asian="18pt" style:font-size-complex="18pt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20%" fo:text-align="center" fo:text-indent="0cm"/>
      <style:text-properties fo:color="#ffffff" fo:font-size="10.5pt" style:font-size-asian="18pt" style:font-size-complex="18pt"/>
    </style:style>
    <style:style style:name="P4" style:family="paragraph">
      <style:paragraph-properties fo:text-align="center"/>
      <style:text-properties fo:color="#ffffff" fo:font-size="10.5pt" style:font-size-asian="18pt" style:font-size-complex="18pt"/>
    </style:style>
    <style:style style:name="P5" style:family="paragraph">
      <loext:graphic-properties draw:fill-color="#729fcf"/>
      <style:paragraph-properties fo:text-align="center"/>
      <style:text-properties fo:color="#ffffff" fo:font-size="10.5pt" style:font-size-asian="18pt" style:font-size-complex="18pt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 xml:id="id2" draw:id="id2">
          <draw:g>
            <draw:polygon draw:style-name="gr1" draw:text-style-name="P1" draw:layer="layout" svg:width="2.505cm" svg:height="1.344cm" svg:x="6.511cm" svg:y="9.652cm" svg:viewBox="0 0 2506 1345" draw:points="0,1345 2506,1345 2506,0 0,0">
              <text:p/>
            </draw:polygon>
            <draw:polygon draw:style-name="gr2" draw:text-style-name="P1" draw:layer="layout" svg:width="2.505cm" svg:height="1.344cm" svg:x="6.511cm" svg:y="9.652cm" svg:viewBox="0 0 2506 1345" draw:points="0,1345 2506,1345 2506,0 0,0">
              <text:p/>
            </draw:polygon>
          </draw:g>
          <draw:frame draw:style-name="gr3" draw:text-style-name="P3" draw:layer="layout" svg:width="2.505cm" svg:height="1.344cm" svg:x="6.511cm" svg:y="9.652cm">
            <draw:text-box>
              <text:p text:style-name="P2">Rider</text:p>
            </draw:text-box>
          </draw:frame>
        </draw:g>
        <draw:g xml:id="id14" draw:id="id14">
          <draw:g>
            <draw:polygon draw:style-name="gr1" draw:text-style-name="P1" draw:layer="layout" svg:width="2.505cm" svg:height="1.344cm" svg:x="1.214cm" svg:y="9.704cm" svg:viewBox="0 0 2506 1345" draw:points="0,1345 2506,1345 2506,0 0,0">
              <text:p/>
            </draw:polygon>
            <draw:polygon draw:style-name="gr2" draw:text-style-name="P1" draw:layer="layout" svg:width="2.505cm" svg:height="1.344cm" svg:x="1.214cm" svg:y="9.704cm" svg:viewBox="0 0 2506 1345" draw:points="0,1345 2506,1345 2506,0 0,0">
              <text:p/>
            </draw:polygon>
          </draw:g>
          <draw:frame draw:style-name="gr4" draw:text-style-name="P3" draw:layer="layout" svg:width="2.506cm" svg:height="1.345cm" svg:x="1.214cm" svg:y="9.704cm">
            <draw:text-box>
              <text:p text:style-name="P2">Team</text:p>
            </draw:text-box>
          </draw:frame>
        </draw:g>
        <draw:g xml:id="id15" draw:id="id15">
          <draw:g>
            <draw:polygon draw:style-name="gr1" draw:text-style-name="P1" draw:layer="layout" svg:width="2.505cm" svg:height="1.344cm" svg:x="12.065cm" svg:y="9.525cm" svg:viewBox="0 0 2506 1345" draw:points="0,1345 2506,1345 2506,0 0,0">
              <text:p/>
            </draw:polygon>
            <draw:polygon draw:style-name="gr2" draw:text-style-name="P1" draw:layer="layout" svg:width="2.505cm" svg:height="1.344cm" svg:x="12.065cm" svg:y="9.525cm" svg:viewBox="0 0 2506 1345" draw:points="0,1345 2506,1345 2506,0 0,0">
              <text:p/>
            </draw:polygon>
          </draw:g>
          <draw:frame draw:style-name="gr3" draw:text-style-name="P3" draw:layer="layout" svg:width="2.505cm" svg:height="1.344cm" svg:x="12.065cm" svg:y="9.525cm">
            <draw:text-box>
              <text:p text:style-name="P2">Bike</text:p>
            </draw:text-box>
          </draw:frame>
        </draw:g>
        <draw:g xml:id="id7" draw:id="id7">
          <draw:g>
            <draw:polygon draw:style-name="gr1" draw:text-style-name="P1" draw:layer="layout" svg:width="2.505cm" svg:height="1.344cm" svg:x="1.684cm" svg:y="16.943cm" svg:viewBox="0 0 2506 1345" draw:points="0,1345 2506,1345 2506,0 0,0">
              <text:p/>
            </draw:polygon>
            <draw:polygon draw:style-name="gr2" draw:text-style-name="P1" draw:layer="layout" svg:width="2.505cm" svg:height="1.344cm" svg:x="1.684cm" svg:y="16.943cm" svg:viewBox="0 0 2506 1345" draw:points="0,1345 2506,1345 2506,0 0,0">
              <text:p/>
            </draw:polygon>
          </draw:g>
          <draw:frame draw:style-name="gr3" draw:text-style-name="P3" draw:layer="layout" svg:width="2.506cm" svg:height="1.344cm" svg:x="1.684cm" svg:y="16.943cm">
            <draw:text-box>
              <text:p text:style-name="P2">MX Season</text:p>
            </draw:text-box>
          </draw:frame>
        </draw:g>
        <draw:g xml:id="id9" draw:id="id9">
          <draw:g>
            <draw:polygon draw:style-name="gr1" draw:text-style-name="P1" draw:layer="layout" svg:width="2.505cm" svg:height="1.269cm" svg:x="1.651cm" svg:y="2.921cm" svg:viewBox="0 0 2506 1270" draw:points="0,1270 2506,1270 2506,0 0,0">
              <text:p/>
            </draw:polygon>
            <draw:polygon draw:style-name="gr2" draw:text-style-name="P1" draw:layer="layout" svg:width="2.505cm" svg:height="1.269cm" svg:x="1.651cm" svg:y="2.921cm" svg:viewBox="0 0 2506 1270" draw:points="0,1270 2506,1270 2506,0 0,0">
              <text:p/>
            </draw:polygon>
          </draw:g>
          <draw:frame draw:style-name="gr5" draw:text-style-name="P3" draw:layer="layout" svg:width="2.506cm" svg:height="1.269cm" svg:x="1.651cm" svg:y="2.921cm">
            <draw:text-box>
              <text:p text:style-name="P2">SX Season</text:p>
            </draw:text-box>
          </draw:frame>
        </draw:g>
        <draw:g xml:id="id5" draw:id="id5">
          <draw:g>
            <draw:polygon draw:style-name="gr1" draw:text-style-name="P1" draw:layer="layout" svg:width="2.505cm" svg:height="1.344cm" svg:x="12.353cm" svg:y="17.018cm" svg:viewBox="0 0 2506 1345" draw:points="0,1345 2506,1345 2506,0 0,0">
              <text:p/>
            </draw:polygon>
            <draw:polygon draw:style-name="gr2" draw:text-style-name="P1" draw:layer="layout" svg:width="2.505cm" svg:height="1.344cm" svg:x="12.353cm" svg:y="17.018cm" svg:viewBox="0 0 2506 1345" draw:points="0,1345 2506,1345 2506,0 0,0">
              <text:p/>
            </draw:polygon>
          </draw:g>
          <draw:frame draw:style-name="gr3" draw:text-style-name="P3" draw:layer="layout" svg:width="2.505cm" svg:height="1.344cm" svg:x="12.353cm" svg:y="17.018cm">
            <draw:text-box>
              <text:p text:style-name="P2">MX Round</text:p>
            </draw:text-box>
          </draw:frame>
        </draw:g>
        <draw:g xml:id="id4" draw:id="id4">
          <draw:g>
            <draw:polygon draw:style-name="gr1" draw:text-style-name="P1" draw:layer="layout" svg:width="2.505cm" svg:height="1.344cm" svg:x="10.609cm" svg:y="2.973cm" svg:viewBox="0 0 2506 1345" draw:points="0,1345 2506,1345 2506,0 0,0">
              <text:p/>
            </draw:polygon>
            <draw:polygon draw:style-name="gr2" draw:text-style-name="P1" draw:layer="layout" svg:width="2.505cm" svg:height="1.344cm" svg:x="10.609cm" svg:y="2.973cm" svg:viewBox="0 0 2506 1345" draw:points="0,1345 2506,1345 2506,0 0,0">
              <text:p/>
            </draw:polygon>
          </draw:g>
          <draw:frame draw:style-name="gr3" draw:text-style-name="P3" draw:layer="layout" svg:width="2.506cm" svg:height="1.344cm" svg:x="10.609cm" svg:y="2.973cm">
            <draw:text-box>
              <text:p text:style-name="P2">SX Round</text:p>
            </draw:text-box>
          </draw:frame>
        </draw:g>
        <draw:g xml:id="id13" draw:id="id13">
          <draw:g>
            <draw:polygon draw:style-name="gr1" draw:text-style-name="P1" draw:layer="layout" svg:width="2.505cm" svg:height="1.344cm" svg:x="21.116cm" svg:y="17.07cm" svg:viewBox="0 0 2506 1345" draw:points="0,1345 2506,1345 2506,0 0,0">
              <text:p/>
            </draw:polygon>
            <draw:polygon draw:style-name="gr2" draw:text-style-name="P1" draw:layer="layout" svg:width="2.505cm" svg:height="1.344cm" svg:x="21.116cm" svg:y="17.07cm" svg:viewBox="0 0 2506 1345" draw:points="0,1345 2506,1345 2506,0 0,0">
              <text:p/>
            </draw:polygon>
          </draw:g>
          <draw:frame draw:style-name="gr4" draw:text-style-name="P3" draw:layer="layout" svg:width="2.505cm" svg:height="1.345cm" svg:x="21.116cm" svg:y="17.069cm">
            <draw:text-box>
              <text:p text:style-name="P2">MX Venue</text:p>
            </draw:text-box>
          </draw:frame>
        </draw:g>
        <draw:g xml:id="id11" draw:id="id11">
          <draw:g>
            <draw:polygon draw:style-name="gr1" draw:text-style-name="P1" draw:layer="layout" svg:width="2.505cm" svg:height="1.344cm" svg:x="17.941cm" svg:y="3.049cm" svg:viewBox="0 0 2506 1345" draw:points="0,1345 2506,1345 2506,0 0,0">
              <text:p/>
            </draw:polygon>
            <draw:polygon draw:style-name="gr2" draw:text-style-name="P1" draw:layer="layout" svg:width="2.505cm" svg:height="1.344cm" svg:x="17.941cm" svg:y="3.049cm" svg:viewBox="0 0 2506 1345" draw:points="0,1345 2506,1345 2506,0 0,0">
              <text:p/>
            </draw:polygon>
          </draw:g>
          <draw:frame draw:style-name="gr4" draw:text-style-name="P3" draw:layer="layout" svg:width="2.505cm" svg:height="1.345cm" svg:x="17.941cm" svg:y="3.048cm">
            <draw:text-box>
              <text:p text:style-name="P2">SX Venue</text:p>
            </draw:text-box>
          </draw:frame>
        </draw:g>
        <draw:custom-shape draw:style-name="gr6" draw:text-style-name="P5" xml:id="id1" draw:id="id1" draw:layer="layout" svg:width="2.667cm" svg:height="1.905cm" svg:x="6.384cm" svg:y="12.7cm">
          <text:p text:style-name="P4">Participates in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6" draw:layer="layout" svg:x1="7.718cm" svg:y1="12.7cm" svg:x2="7.764cm" svg:y2="10.997cm" draw:start-shape="id1" draw:start-glue-point="4" draw:end-shape="id2" svg:d="M7718 12700v-850h46v-853" svg:viewBox="0 0 47 1704">
          <text:p text:style-name="P6">M</text:p>
        </draw:connector>
        <draw:custom-shape draw:style-name="gr6" draw:text-style-name="P5" xml:id="id3" draw:id="id3" draw:layer="layout" svg:width="2.667cm" svg:height="1.905cm" svg:x="6.511cm" svg:y="6.223cm">
          <text:p text:style-name="P4">Participates in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6" draw:layer="layout" svg:x1="7.845cm" svg:y1="8.128cm" svg:x2="7.764cm" svg:y2="9.652cm" draw:start-shape="id3" draw:start-glue-point="6" draw:end-shape="id2" draw:end-glue-point="0" svg:d="M7845 8128v760h-81v764" svg:viewBox="0 0 82 1525">
          <text:p text:style-name="P6">M</text:p>
        </draw:connector>
        <draw:connector draw:style-name="gr7" draw:text-style-name="P6" draw:layer="layout" svg:x1="7.845cm" svg:y1="6.223cm" svg:x2="11.862cm" svg:y2="4.318cm" draw:start-shape="id3" draw:start-glue-point="4" draw:end-shape="id4" svg:d="M7845 6223v-951h4017v-954" svg:viewBox="0 0 4018 1906">
          <text:p text:style-name="P6">N</text:p>
        </draw:connector>
        <draw:custom-shape draw:style-name="gr8" draw:text-style-name="P5" xml:id="id6" draw:id="id6" draw:layer="layout" svg:width="2.032cm" svg:height="1.27cm" svg:x="8.509cm" svg:y="17.018cm">
          <text:p text:style-name="P4">Belongs to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8" draw:text-style-name="P5" xml:id="id8" draw:id="id8" draw:layer="layout" svg:width="2.032cm" svg:height="1.27cm" svg:x="6.638cm" svg:y="2.921cm">
          <text:p text:style-name="P4">Belongs to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6" draw:layer="layout" svg:x1="12.353cm" svg:y1="17.69cm" svg:x2="10.541cm" svg:y2="17.653cm" draw:start-shape="id5" draw:start-glue-point="3" draw:end-shape="id6" draw:end-glue-point="7" svg:d="M12353 17690h-907v-37h-905" svg:viewBox="0 0 1813 38">
          <text:p text:style-name="P6">M</text:p>
        </draw:connector>
        <draw:connector draw:style-name="gr7" draw:text-style-name="P6" draw:layer="layout" svg:x1="8.509cm" svg:y1="17.653cm" svg:x2="4.191cm" svg:y2="17.615cm" draw:start-shape="id6" draw:start-glue-point="5" draw:end-shape="id7" draw:end-glue-point="1" svg:d="M8509 17653h-2157v-38h-2161" svg:viewBox="0 0 4319 39">
          <text:p text:style-name="P6">1</text:p>
        </draw:connector>
        <draw:connector draw:style-name="gr7" draw:text-style-name="P6" draw:layer="layout" svg:x1="10.609cm" svg:y1="3.645cm" svg:x2="8.67cm" svg:y2="3.556cm" draw:start-shape="id4" draw:start-glue-point="3" draw:end-shape="id8" draw:end-glue-point="7" svg:d="M10609 3645h-971v-89h-968" svg:viewBox="0 0 1940 90">
          <text:p text:style-name="P6">M</text:p>
        </draw:connector>
        <draw:connector draw:style-name="gr7" draw:text-style-name="P6" draw:layer="layout" svg:x1="6.638cm" svg:y1="3.556cm" svg:x2="4.157cm" svg:y2="3.556cm" draw:start-shape="id8" draw:start-glue-point="5" draw:end-shape="id9" draw:end-glue-point="1" svg:d="M6638 3556h-2481" svg:viewBox="0 0 2482 1">
          <text:p text:style-name="P6">1</text:p>
        </draw:connector>
        <draw:connector draw:style-name="gr7" draw:text-style-name="P6" draw:layer="layout" svg:x1="7.718cm" svg:y1="14.605cm" svg:x2="13.606cm" svg:y2="17.018cm" draw:start-shape="id1" draw:start-glue-point="6" draw:end-shape="id5" svg:d="M7718 14605v1205h5888v1208" svg:viewBox="0 0 5889 2414">
          <text:p text:style-name="P6">N</text:p>
        </draw:connector>
        <draw:custom-shape draw:style-name="gr8" draw:text-style-name="P5" xml:id="id10" draw:id="id10" draw:layer="layout" svg:width="2.032cm" svg:height="1.27cm" svg:x="14.512cm" svg:y="3.048cm">
          <text:p text:style-name="P4">Raced a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6" draw:layer="layout" svg:x1="13.115cm" svg:y1="3.645cm" svg:x2="14.512cm" svg:y2="3.683cm" draw:start-shape="id4" draw:start-glue-point="1" draw:end-shape="id10" draw:end-glue-point="5" svg:d="M13115 3645h701v38h696" svg:viewBox="0 0 1398 39">
          <text:p text:style-name="P6">M</text:p>
        </draw:connector>
        <draw:connector draw:style-name="gr7" draw:text-style-name="P6" draw:layer="layout" svg:x1="16.544cm" svg:y1="3.683cm" svg:x2="17.941cm" svg:y2="3.721cm" draw:start-shape="id10" draw:start-glue-point="7" draw:end-shape="id11" svg:d="M16544 3683h697v38h700" svg:viewBox="0 0 1398 39">
          <text:p text:style-name="P6">1</text:p>
        </draw:connector>
        <draw:custom-shape draw:style-name="gr8" draw:text-style-name="P5" xml:id="id12" draw:id="id12" draw:layer="layout" svg:width="2.032cm" svg:height="1.27cm" svg:x="16.798cm" svg:y="17.145cm">
          <text:p text:style-name="P4">Raced a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6" draw:layer="layout" svg:x1="14.859cm" svg:y1="17.69cm" svg:x2="16.798cm" svg:y2="17.78cm" draw:start-shape="id5" draw:start-glue-point="1" draw:end-shape="id12" draw:end-glue-point="5" svg:d="M14859 17690h972v90h967" svg:viewBox="0 0 1940 91">
          <text:p text:style-name="P6">M</text:p>
        </draw:connector>
        <draw:connector draw:style-name="gr7" draw:text-style-name="P6" draw:layer="layout" svg:x1="18.83cm" svg:y1="17.78cm" svg:x2="21.116cm" svg:y2="17.742cm" draw:start-shape="id12" draw:start-glue-point="7" draw:end-shape="id13" draw:end-glue-point="3" svg:d="M18830 17780h1142v-38h1144" svg:viewBox="0 0 2287 39">
          <text:p text:style-name="P6">1</text:p>
        </draw:connector>
        <draw:connector draw:style-name="gr7" draw:text-style-name="P6" draw:layer="layout" svg:x1="2.467cm" svg:y1="11.049cm" svg:x2="6.384cm" svg:y2="13.653cm" draw:start-shape="id14" draw:start-glue-point="2" draw:end-shape="id1" draw:end-glue-point="5" svg:d="M2467 11049v2604h3917" svg:viewBox="0 0 3918 2605">
          <text:p text:style-name="P6">1</text:p>
        </draw:connector>
        <draw:connector draw:style-name="gr7" draw:text-style-name="P6" draw:layer="layout" svg:x1="2.467cm" svg:y1="9.704cm" svg:x2="6.511cm" svg:y2="7.176cm" draw:start-shape="id14" draw:start-glue-point="0" draw:end-shape="id3" draw:end-glue-point="5" svg:d="M2467 9704v-2528h4044" svg:viewBox="0 0 4045 2529">
          <text:p text:style-name="P6">1</text:p>
        </draw:connector>
        <draw:connector draw:style-name="gr7" draw:text-style-name="P6" draw:layer="layout" svg:x1="9.178cm" svg:y1="7.176cm" svg:x2="13.318cm" svg:y2="9.525cm" draw:start-shape="id3" draw:start-glue-point="7" draw:end-shape="id15" draw:end-glue-point="0" svg:d="M9178 7176h4140v2349" svg:viewBox="0 0 4141 2350">
          <text:p text:style-name="P6">1</text:p>
        </draw:connector>
        <draw:connector draw:style-name="gr7" draw:text-style-name="P6" draw:layer="layout" svg:x1="9.051cm" svg:y1="13.653cm" svg:x2="13.318cm" svg:y2="10.87cm" draw:start-shape="id1" draw:start-glue-point="7" draw:end-shape="id15" draw:end-glue-point="2" svg:d="M9051 13653h4267v-2783" svg:viewBox="0 0 4268 2784">
          <text:p text:style-name="P6">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28T12:03:59.725000000</dc:date>
    <dc:description/>
    <dc:language>en-US</dc:language>
    <dc:subject/>
    <dc:title/>
    <meta:creation-date>2016-08-28T15:09:19Z</meta:creation-date>
    <meta:initial-creator>Josh Trahan</meta:initial-creator>
    <meta:keyword/>
    <meta:generator>LibreOffice/5.2.0.4$Windows_x86 LibreOffice_project/066b007f5ebcc236395c7d282ba488bca6720265</meta:generator>
    <meta:editing-duration>PT22M25S</meta:editing-duration>
    <meta:editing-cycles>4</meta:editing-cycles>
    <meta:document-statistic meta:object-count="67"/>
    <meta:user-defined meta:name="category"/>
    <meta:user-defined meta:name="company"/>
    <meta:template xlink:type="simple" xlink:actuate="onRequest" xlink:title="BASICD_U.VSTX" xlink:href=""/>
  </office:meta>
</office:document-meta>
</file>